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table:align="left"/>
    </style:style>
    <style:style style:name="Tabell2.A" style:family="table-column">
      <style:table-column-properties style:column-width="3.226cm"/>
    </style:style>
    <style:style style:name="Tabell2.B" style:family="table-column">
      <style:table-column-properties style:column-width="5.876cm"/>
    </style:style>
    <style:style style:name="Tabell2.C" style:family="table-column">
      <style:table-column-properties style:column-width="0.051cm"/>
    </style:style>
    <style:style style:name="Tabell2.D" style:family="table-column">
      <style:table-column-properties style:column-width="3.651cm"/>
    </style:style>
    <style:style style:name="Tabell2.E" style:family="table-column">
      <style:table-column-properties style:column-width="1.984cm"/>
    </style:style>
    <style:style style:name="Tabell2.F" style:family="table-column">
      <style:table-column-properties style:column-width="2.171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table:number-columns-spanned="2" office:value-type="string">
            <text:p text:style-name="Table_20_Contents">Uppgift</text:p>
          </table:table-cell>
          <table:covered-table-cell/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3407462516924744488" text:style-name="L1">
              <text:list-header>
                <text:p text:style-name="P3">Testspecifikation med testfall påbörjas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494110684877058696" text:style-name="L2">
              <text:list-header>
                <text:p text:style-name="P4">Systemtest och testrapport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BK1</text:p>
          </table:table-cell>
          <table:table-cell table:style-name="Tabell2.A2" table:number-columns-spanned="2" office:value-type="string">
            <text:p text:style-name="P2">Stora delar i spelet ska genereras på nytt varje gång man påbörjar ett nytt spel.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5h</text:p>
          </table:table-cell>
        </table:table-row>
        <table:table-row>
          <table:table-cell table:style-name="Tabell2.F2" table:number-columns-spanned="6" office:value-type="string">
            <text:p text:style-name="Table_20_Contents">↑OBS: Fortfarande planeringstadie, 3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2 </text:p>
          </table:table-cell>
          <table:table-cell table:style-name="Tabell2.A2" table:number-columns-spanned="2" office:value-type="string">
            <text:p text:style-name="P2">intervjua Actors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F2" table:number-columns-spanned="6" office:value-type="string">
            <text:p text:style-name="P1">↑OBS: Fortfarande planeringstadie, 2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Text Till Kod 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7h</text:p>
          </table:table-cell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Att röra sig i huset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30min</text:p>
          </table:table-cell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Läst på om Canvas</text:p>
          </table:table-cell>
          <table:table-cell table:style-name="Tabell2.A2" table:number-columns-spanned="2" office:value-type="string">
            <text:p text:style-name="P1">Påbörjad/klar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1h</text:p>
          </table:table-cell>
        </table:table-row>
        <table:table-row>
          <table:table-cell table:style-name="Tabell2.A2" office:value-type="string">
            <text:p text:style-name="P1"/>
          </table:table-cell>
          <table:table-cell table:style-name="Tabell2.A2" office:value-type="string">
            <text:p text:style-name="P1">-Hämtat testbilder(data)</text:p>
            <text:p text:style-name="P1">-Löst JS-problem med hårdData<text:line-break/>-Bytt UtvecklingsMiljö (IDE)</text:p>
          </table:table-cell>
          <table:table-cell table:style-name="Tabell2.A2" table:number-columns-spanned="2" office:value-type="string">
            <text:p text:style-name="P1">Klart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3h</text:p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F2" office:value-type="string">
            <text:p text:style-name="Table_20_Contents">18h 30min (avrunda till 19)</text:p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>22h</text:p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>41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0H3M5S</meta:editing-duration>
    <meta:editing-cycles>18</meta:editing-cycles>
    <meta:generator>OpenOffice.org/3.4.1$Win32 OpenOffice.org_project/341m1$Build-9593</meta:generator>
    <dc:date>2014-04-22T11:10:39.79</dc:date>
    <meta:document-statistic meta:table-count="1" meta:image-count="0" meta:object-count="0" meta:page-count="1" meta:paragraph-count="52" meta:word-count="124" meta:character-count="690"/>
    <meta:user-defined meta:name="Info 1"/>
    <meta:user-defined meta:name="Info 2"/>
    <meta:user-defined meta:name="Info 3"/>
    <meta:user-defined meta:name="Info 4"/>
  </office:meta>
</office:document-meta>
</file>